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0D9BE55558000F2D15E.jpg" manifest:media-type="image/jpeg"/>
  <manifest:file-entry manifest:full-path="Pictures/10000201000004B000000586BCB3FF9C1C206141.png" manifest:media-type="image/png"/>
  <manifest:file-entry manifest:full-path="Pictures/1000000000000540000002E6FAFDC813989A55EB.jpg" manifest:media-type="image/jpeg"/>
  <manifest:file-entry manifest:full-path="Pictures/100000000000040000000300AF3D84E912ABB7CB.jpg" manifest:media-type="image/jpeg"/>
  <manifest:file-entry manifest:full-path="Pictures/10000000000006E0000003DE8DE8309EFE309118.png" manifest:media-type="image/png"/>
  <manifest:file-entry manifest:full-path="Pictures/100000000000013D0000015EFDA7E45BED531C0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opacity-name="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75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text-properties style:font-name="Liberation Mono" fo:font-size="40pt" fo:font-weight="bold" style:font-weight-asian="bold" style:font-weight-complex="600"/>
    </style:style>
    <style:style style:name="P3" style:family="paragraph">
      <loext:graphic-properties draw:fill="none" draw:fill-color="#ffffff"/>
      <style:text-properties style:font-name="Liberation Mono" fo:font-size="40pt" fo:font-weight="bold" style:font-weight-asian="bold" style:font-weight-complex="600"/>
    </style:style>
    <style:style style:name="P4" style:family="paragraph">
      <style:paragraph-properties fo:text-align="center"/>
      <style:text-properties style:font-name="Liberation Mono" fo:font-size="40pt" fo:font-weight="bold" style:font-weight-asian="bold" style:font-weight-complex="600"/>
    </style:style>
    <style:style style:name="P5" style:family="paragraph">
      <loext:graphic-properties draw:fill="none" draw:fill-color="#ffffff"/>
      <style:paragraph-properties fo:text-align="center"/>
      <style:text-properties style:font-name="Liberation Mono" fo:font-size="40pt" fo:font-weight="bold" style:font-weight-asian="bold" style:font-weight-complex="600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6pt"/>
    </style:style>
    <style:style style:name="T1" style:family="text">
      <style:text-properties style:font-name="Liberation Mono" fo:font-size="40pt" fo:font-weight="bold" style:font-weight-asian="bold" style:font-weight-complex="600"/>
    </style:style>
    <style:style style:name="T2" style:family="text">
      <style:text-properties style:font-name="Liberation Mono" fo:font-size="28pt" fo:font-weight="bold" style:font-weight-asian="bold" style:font-weight-complex="600"/>
    </style:style>
    <style:style style:name="T3" style:family="text">
      <style:text-properties style:font-name="Liberation Mono" fo:font-size="16pt" fo:font-weight="bold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3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2.032cm" svg:y="4.0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3" draw:layer="layout" svg:width="17.018cm" svg:height="2.334cm" svg:x="1.016cm" svg:y="1.27cm">
          <draw:text-box>
            <text:p text:style-name="P2"><text:span text:style-name="T1">Introduc</text:span><text:span text:style-name="T1">tion </text:span><text:span text:style-name="T1">to...</text:span></text:p>
          </draw:text-box>
        </draw:frame>
        <draw:frame draw:style-name="gr3" draw:text-style-name="P5" draw:layer="layout" svg:width="7.874cm" svg:height="4.564cm" svg:x="10.498cm" svg:y="14.686cm">
          <draw:text-box>
            <text:p text:style-name="P4"><text:span text:style-name="T2">Instructors:</text:span></text:p>
            <text:p text:style-name="P4"><text:span text:style-name="T3">Josh Bruton</text:span></text:p>
            <text:p text:style-name="P4"><text:span text:style-name="T3">Or Hanoch</text:span></text:p>
            <text:p text:style-name="P4"><text:span text:style-name="T3">Devon Jarvis</text:span></text:p>
            <text:p text:style-name="P4"><text:span text:style-name="T3">Nathan Michlio</text:span></text:p>
            <text:p text:style-name="P4"><text:span text:style-name="T3">Meir Rosendorf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5" draw:text-style-name="P7" draw:layer="layout" svg:width="3.482cm" svg:height="3.846cm" svg:x="0.116cm" svg:y="17.004cm">
          <draw:image xlink:href="Pictures/100000000000013D0000015EFDA7E45BED531C01.jpg" xlink:type="simple" xlink:show="embed" xlink:actuate="onLoad">
            <text:p/>
          </draw:image>
        </draw:frame>
        <draw:frame draw:style-name="gr6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5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layer="layout" svg:width="25.992cm" svg:height="2.501cm" svg:x="0.999cm" svg:y="1cm" presentation:class="title" presentation:placeholder="true">
          <draw:text-box/>
        </draw:frame>
        <draw:frame presentation:style-name="pr3" draw:text-style-name="P9" draw:layer="layout" svg:width="25.492cm" svg:height="13.004cm" svg:x="0.999cm" svg:y="5.501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fill-image draw:name="background" xlink:href="Pictures/10000000000006E0000003DE8DE8309EFE309118.png" xlink:type="simple" xlink:show="embed" xlink:actuate="onLoad"/>
    <draw:fill-image draw:name="eos" xlink:href="Pictures/100000000000040000000300AF3D84E912ABB7CB.jp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1:25:50.401642051</meta:creation-date>
    <dc:date>2018-02-12T08:00:36.031034239</dc:date>
    <meta:editing-duration>PT32M51S</meta:editing-duration>
    <meta:editing-cycles>4</meta:editing-cycles>
    <meta:generator>LibreOffice/5.1.6.2$Linux_X86_64 LibreOffice_project/10m0$Build-2</meta:generator>
    <meta:document-statistic meta:object-count="48"/>
  </office:meta>
</office:document-meta>
</file>